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7.704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cheduling Status <text:s/>Code</text:p>
          </table:table-cell>
          <table:table-cell office:value-type="string" table:style-name="ce2">
            <text:p>Scheduling <text:s/>Status <text:s/>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Scheduled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Postponed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Not <text:s/>available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7:22:49Z</meta:creation-date>
    <dc:date>2020-04-29T12:04:53Z</dc:date>
    <meta:user-defined meta:name="WorkbookGuid">75cdb441-2e5e-4c33-a328-4d136f5a925a</meta:user-defined>
    <meta:user-defined meta:name="ConnectionInfosStorage">WorkbookXmlParts</meta:user-defined>
  </office:meta>
</office:document-meta>
</file>